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MMono10" svg:font-family="LMMono10"/>
    <style:font-face style:name="LMRoman10" svg:font-family="LMRoman10"/>
    <style:font-face style:name="OpenSymbol" svg:font-family="OpenSymbol"/>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P1" style:family="paragraph" style:parent-style-name="Table_20_Contents">
      <style:paragraph-properties fo:text-align="start"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Preformatted_20_Text">
      <style:text-properties style:font-name="Courier New"/>
    </style:style>
    <style:style style:name="P4" style:family="paragraph" style:parent-style-name="Preformatted_20_Text">
      <style:text-properties style:font-name="Courier New" fo:font-size="9pt"/>
    </style:style>
    <style:style style:name="P5" style:family="paragraph" style:parent-style-name="Preformatted_20_Text">
      <style:text-properties style:font-name="Times New Roman"/>
    </style:style>
    <style:style style:name="P6" style:family="paragraph" style:parent-style-name="Preformatted_20_Text">
      <style:paragraph-properties fo:margin-left="1.251cm" fo:margin-right="0cm" fo:text-indent="0cm" style:auto-text-indent="false"/>
    </style:style>
    <style:style style:name="P7" style:family="paragraph" style:parent-style-name="Preformatted_20_Text">
      <style:paragraph-properties fo:margin-left="1.251cm" fo:margin-right="0cm" fo:text-indent="0cm" style:auto-text-indent="false"/>
      <style:text-properties style:font-name="Courier New" fo:font-size="9pt"/>
    </style:style>
    <style:style style:name="P8" style:family="paragraph" style:parent-style-name="Preformatted_20_Text">
      <style:paragraph-properties fo:margin-left="1.251cm" fo:margin-right="0cm" fo:margin-top="0cm" fo:margin-bottom="0.499cm" fo:text-indent="0cm" style:auto-text-indent="false"/>
      <style:text-properties style:font-name="Courier New" fo:font-size="9pt"/>
    </style:style>
    <style:style style:name="P9" style:family="paragraph" style:parent-style-name="Text_20_body">
      <style:paragraph-properties fo:margin-left="1.251cm" fo:margin-right="0cm" fo:text-indent="0cm" style:auto-text-indent="false"/>
    </style:style>
    <style:style style:name="P10" style:family="paragraph" style:parent-style-name="Text_20_body">
      <style:paragraph-properties fo:margin-left="1.251cm" fo:margin-right="0cm" fo:text-indent="0cm" style:auto-text-indent="false"/>
      <style:text-properties style:font-name="Times New Roman"/>
    </style:style>
    <style:style style:name="P11" style:family="paragraph" style:parent-style-name="Text_20_body">
      <style:paragraph-properties fo:margin-left="1.251cm" fo:margin-right="0cm" fo:text-indent="0cm" style:auto-text-indent="false"/>
      <style:text-properties style:font-name="Times New Roman" fo:font-size="12pt" style:font-size-asian="12pt" style:font-size-complex="12pt"/>
    </style:style>
    <style:style style:name="P12" style:family="paragraph" style:parent-style-name="Text_20_body">
      <style:paragraph-properties fo:margin-left="1.251cm" fo:margin-right="0cm" fo:text-indent="0cm" style:auto-text-indent="false"/>
      <style:text-properties fo:font-size="12pt" style:font-size-asian="12pt" style:font-size-complex="12pt"/>
    </style:style>
    <style:style style:name="P13" style:family="paragraph" style:parent-style-name="Text_20_body">
      <style:text-properties style:font-name="Times New Roman"/>
    </style:style>
    <style:style style:name="P14" style:family="paragraph" style:parent-style-name="Preformatted_20_Text">
      <style:paragraph-properties fo:margin-top="0cm" fo:margin-bottom="0cm"/>
    </style:style>
    <style:style style:name="P15" style:family="paragraph" style:parent-style-name="Text_20_body" style:list-style-name="L2"/>
    <style:style style:name="P16" style:family="paragraph" style:parent-style-name="Text_20_body">
      <style:text-properties style:font-name="Times New Roman" fo:font-size="12pt" style:font-size-asian="12pt" style:font-size-complex="12pt"/>
    </style:style>
    <style:style style:name="P17" style:family="paragraph" style:parent-style-name="Text_20_body" style:list-style-name="L3">
      <style:text-properties style:font-name="Times New Roman" fo:font-size="12pt" style:font-size-asian="12pt" style:font-size-complex="12pt"/>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text-properties style:font-name="Times New Roman"/>
    </style:style>
    <style:style style:name="P21" style:family="paragraph" style:parent-style-name="Text_20_body">
      <style:text-properties fo:font-weight="bold" style:font-weight-asian="bold" style:font-weight-complex="bold"/>
    </style:style>
    <style:style style:name="P22" style:family="paragraph" style:parent-style-name="Text_20_body" style:list-style-name="L1">
      <style:paragraph-properties fo:margin-left="-1.251cm" fo:margin-right="0cm" fo:margin-top="0cm" fo:margin-bottom="0cm" fo:text-indent="0cm" style:auto-text-indent="false"/>
    </style:style>
    <style:style style:name="P23" style:family="paragraph" style:parent-style-name="Text_20_body">
      <style:paragraph-properties fo:margin-left="1.251cm" fo:margin-right="0cm" fo:text-indent="0cm" style:auto-text-indent="false"/>
    </style:style>
    <style:style style:name="P24" style:family="paragraph" style:parent-style-name="Text_20_body">
      <style:paragraph-properties fo:margin-left="1.251cm" fo:margin-right="0cm" fo:text-indent="0cm" style:auto-text-indent="false"/>
      <style:text-properties fo:font-size="12pt" style:font-size-asian="12pt" style:font-size-complex="12pt"/>
    </style:style>
    <style:style style:name="P25" style:family="paragraph" style:parent-style-name="Text_20_body">
      <style:paragraph-properties fo:margin-left="1.251cm" fo:margin-right="0cm" fo:text-indent="0cm" style:auto-text-indent="false"/>
      <style:text-properties style:font-name="Times New Roman" fo:font-size="12pt" style:font-size-asian="12pt" style:font-size-complex="12pt"/>
    </style:style>
    <style:style style:name="P26" style:family="paragraph" style:parent-style-name="Text_20_body">
      <style:paragraph-properties fo:margin-left="0cm" fo:margin-right="0cm" fo:text-indent="0cm" style:auto-text-indent="false"/>
    </style:style>
    <style:style style:name="P27" style:family="paragraph" style:parent-style-name="Preformatted_20_Text">
      <style:text-properties style:font-name="Courier New"/>
    </style:style>
    <style:style style:name="P28" style:family="paragraph" style:parent-style-name="Preformatted_20_Text">
      <style:paragraph-properties fo:margin-left="1.251cm" fo:margin-right="0cm" fo:text-indent="0cm" style:auto-text-indent="false"/>
    </style:style>
    <style:style style:name="P29" style:family="paragraph" style:parent-style-name="Preformatted_20_Text">
      <style:paragraph-properties fo:margin-left="1.251cm" fo:margin-right="0cm" fo:margin-top="0cm" fo:margin-bottom="0.499cm" fo:text-indent="0cm" style:auto-text-indent="false"/>
    </style:style>
    <style:style style:name="P30" style:family="paragraph" style:parent-style-name="Preformatted_20_Text">
      <style:paragraph-properties fo:margin-left="0cm" fo:margin-right="0cm" fo:text-indent="0cm" style:auto-text-indent="false"/>
      <style:text-properties style:font-name="Times New Roman" fo:font-size="12pt" style:font-size-asian="12pt" style:font-size-complex="12pt"/>
    </style:style>
    <style:style style:name="P31" style:family="paragraph" style:parent-style-name="Preformatted_20_Text">
      <style:paragraph-properties fo:margin-top="0cm" fo:margin-bottom="0cm"/>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Standard">
      <style:text-properties style:font-name="Times New Roman" fo:font-size="12pt" style:font-size-asian="12pt" style:font-size-complex="12pt"/>
    </style:style>
    <style:style style:name="T1" style:family="text">
      <style:text-properties style:font-name="Times New Roman"/>
    </style:style>
    <style:style style:name="T2" style:family="text">
      <style:text-properties style:font-name="Times New Roman" fo:font-size="14pt" fo:font-weight="normal" style:font-size-asian="14pt" style:font-weight-asian="normal" style:font-size-complex="14pt" style:font-weight-complex="normal"/>
    </style:style>
    <style:style style:name="T3" style:family="text">
      <style:text-properties style:font-name="Times New Roman" fo:font-size="12pt" style:font-size-asian="12pt" style:font-size-complex="12pt"/>
    </style:style>
    <style:style style:name="T4" style:family="text">
      <style:text-properties style:font-name="Times New Roman" fo:font-size="12pt" fo:font-style="italic" style:font-size-asian="12pt" style:font-style-asian="italic" style:font-size-complex="12pt" style:font-style-complex="italic"/>
    </style:style>
    <style:style style:name="T5" style:family="text">
      <style:text-properties style:font-name="Times New Roman" fo:font-style="italic" style:font-style-asian="italic" style:font-style-complex="italic"/>
    </style:style>
    <style:style style:name="T6" style:family="text">
      <style:text-properties style:font-name="Times New Roman" fo:font-style="normal" style:font-style-asian="normal" style:font-style-complex="normal"/>
    </style:style>
    <style:style style:name="T7" style:family="text">
      <style:text-properties style:font-name="Courier New"/>
    </style:style>
    <style:style style:name="T8" style:family="text">
      <style:text-properties style:font-name="Courier New" fo:font-size="9pt"/>
    </style:style>
    <style:style style:name="T9" style:family="text">
      <style:text-properties style:font-name="Courier New" fo:font-size="12pt" style:font-size-asian="12pt" style:font-size-complex="12pt"/>
    </style:style>
    <style:style style:name="T10" style:family="text">
      <style:text-properties style:font-name="Courier New" fo:font-style="normal" style:font-style-asian="normal" style:font-style-complex="normal"/>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fo:font-size="9pt"/>
    </style:style>
    <style:style style:name="T13" style:family="text">
      <style:text-properties fo:font-style="italic" style:font-style-asian="italic" style:font-style-complex="italic"/>
    </style:style>
    <style:style style:name="T14" style:family="text">
      <style:text-properties style:text-position="super 58%"/>
    </style:style>
    <style:style style:name="T15" style:family="text">
      <style:text-properties fo:font-style="normal" style:font-style-asian="normal" style:font-style-complex="normal"/>
    </style:style>
    <style:style style:name="T16" style:family="text">
      <style:text-properties style:font-name="Courier New"/>
    </style:style>
    <style:style style:name="T17" style:family="text">
      <style:text-properties style:font-name="Times New Roman"/>
    </style:style>
    <style:style style:name="T18" style:family="text">
      <style:text-properties style:font-name="Times New Roman" fo:font-size="12pt" style:font-size-asian="12pt" style:font-size-complex="12pt"/>
    </style:style>
    <style:style style:name="T19" style:family="text">
      <style:text-properties style:font-name="Times"/>
    </style:style>
    <style:style style:name="T20" style:family="text">
      <style:text-properties style:font-name="LMRoman10" fo:font-size="10pt"/>
    </style:style>
    <style:style style:name="T21" style:family="text">
      <style:text-properties style:font-name="LMRoman10" fo:font-size="10pt" fo:font-style="italic"/>
    </style:style>
    <style:style style:name="T22" style:family="text">
      <style:text-properties style:font-name="LMMono10" fo:font-size="10pt"/>
    </style:style>
    <style:style style:name="T23"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1">Document number:</text:p>
          </table:table-cell>
          <table:table-cell table:style-name="Tableau1.B1" office:value-type="string">
            <text:p text:style-name="Table_20_Contents">DXXXX</text:p>
          </table:table-cell>
        </table:table-row>
        <table:table-row>
          <table:table-cell office:value-type="string">
            <text:p text:style-name="P1">Date:</text:p>
          </table:table-cell>
          <table:table-cell table:style-name="Tableau1.B1" office:value-type="string">
            <text:p text:style-name="Table_20_Contents">2015–10-31</text:p>
          </table:table-cell>
        </table:table-row>
        <table:table-row>
          <table:table-cell office:value-type="string">
            <text:p text:style-name="P1">Project:</text:p>
          </table:table-cell>
          <table:table-cell table:style-name="Tableau1.B1" office:value-type="string">
            <text:p text:style-name="Table_20_Contents">Programming Language C++, Library Evolution Working Group</text:p>
          </table:table-cell>
        </table:table-row>
        <table:table-row>
          <table:table-cell office:value-type="string">
            <text:p text:style-name="P1">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h text:style-name="Heading_20_1" text:outline-level="1"><text:span text:style-name="Source_20_Text"><text:span text:style-name="T2">Emplacing</text:span></text:span><text:span text:style-name="Source_20_Text"><text:span text:style-name="T11"> promise&lt;T&gt;</text:span></text:span><text:span text:style-name="Source_20_Text"><text:span text:style-name="T2">, </text:span></text:span><text:span text:style-name="Source_20_Text"><text:span text:style-name="T11">future&lt;T&gt;</text:span></text:span><text:span text:style-name="Source_20_Text"><text:span text:style-name="T2"> and </text:span></text:span><text:span text:style-name="Source_20_Text"><text:span text:style-name="T11">exception_ptr</text:span></text:span></text:h>
      <text:list xml:id="list2152667801" text:style-name="L1">
        <text:list-header>
          <text:p text:style-name="P22">This paper proposes the addition of emplace factories for <text:span text:style-name="Source_20_Text">future&lt;T&gt;</text:span><text:span text:style-name="Source_20_Text"><text:span text:style-name="T19"> and </text:span></text:span><text:span text:style-name="Source_20_Text">exception_ptr</text:span><text:span text:style-name="Source_20_Text"><text:span text:style-name="T1"> and emplace assignment for </text:span></text:span><text:span text:style-name="Source_20_Text">promise&lt;T&gt;</text:span> as we have proposed for <text:s/><text:span text:style-name="Source_20_Text">any</text:span> and <text:span text:style-name="Source_20_Text">optional</text:span> in [P0032R0].</text:p>
        </text:list-header>
      </text:list>
      <text:p text:style-name="Text_20_body"/>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32">Emplacing promise&lt;T&gt;, future&lt;T&gt; and exception_ptr<text:tab/>1</text:p>
          <text:p text:style-name="P32">Introduction<text:tab/>2</text:p>
          <text:p text:style-name="P32">Motivation and Scope<text:tab/>2</text:p>
          <text:p text:style-name="P32">Proposal<text:tab/>2</text:p>
          <text:p text:style-name="P32">Tutorial<text:tab/>3</text:p>
          <text:p text:style-name="P33">Emplace factory for exception_ptr<text:tab/>3</text:p>
          <text:p text:style-name="P33">Emplace assignment for promises<text:tab/>3</text:p>
          <text:p text:style-name="P33">Emplace factory for futures<text:tab/>3</text:p>
          <text:p text:style-name="P32">Design rationale<text:tab/>4</text:p>
          <text:p text:style-name="P33">Why should we provide some kind of emplacement for future/promise?<text:tab/>4</text:p>
          <text:p text:style-name="P33">Why emplace factories instead of in_place constructors?<text:tab/>4</text:p>
          <text:p text:style-name="P33">Promise emplace assignments<text:tab/>4</text:p>
          <text:p text:style-name="P33">decay_unwrap type trait<text:tab/>4</text:p>
          <text:p text:style-name="P33">unwrap_reference type trait<text:tab/>5</text:p>
          <text:p text:style-name="P32">Open points<text:tab/>5</text:p>
          <text:p text:style-name="P33">emplace_ versus make_ factories<text:tab/>5</text:p>
          <text:p text:style-name="P33">promise::emplace versus promise::set_value<text:tab/>5</text:p>
          <text:p text:style-name="P33">promise::emplace_exception&lt;E&gt; versus promise&lt;T&gt;::set_exception&lt;E&gt;<text:tab/>6</text:p>
          <text:p text:style-name="P33">Do we want a decay_unwrap type trait?<text:tab/>6</text:p>
          <text:p text:style-name="P33">Should it be named unwrap_decay instead?<text:tab/>6</text:p>
          <text:p text:style-name="P33">Do we want a unwrap_reference ?<text:tab/>6</text:p>
          <text:p text:style-name="P33">Do we want to adopt the decay_copy function?<text:tab/>6</text:p>
          <text:p text:style-name="P32">Technical Specification<text:tab/>6</text:p>
          <text:p text:style-name="P33">General utilities library<text:tab/>6</text:p>
          <text:p text:style-name="P33">Language support library<text:tab/>7</text:p>
          <text:p text:style-name="P33">Thread support library<text:tab/>7</text:p>
          <text:p text:style-name="P32">Implementation<text:tab/>9</text:p>
          <text:p text:style-name="P32">Acknowledgements<text:tab/>9</text:p>
          <text:p text:style-name="P32">References<text:tab/>9</text:p>
          <text:p text:style-name="P32">Appendix<text:tab/>10</text:p>
          <text:p text:style-name="P33">Is there something missing in the language? <text:tab/>10</text:p>
        </text:index-body>
      </text:table-of-content>
      <text:p text:style-name="Text_20_body"/>
      <text:h text:style-name="Heading_20_1" text:outline-level="1"><text:bookmark text:name="user-content-introduction"/><text:soft-page-break/>Introduction</text:h>
      <text:list xml:id="list1894870209" text:continue-numbering="true" text:style-name="L1">
        <text:list-header>
          <text:p text:style-name="P22">This paper proposes the addition of emplace factories for <text:span text:style-name="Source_20_Text">future&lt;T&gt;</text:span><text:span text:style-name="Source_20_Text"><text:span text:style-name="T19"> and </text:span></text:span><text:span text:style-name="Source_20_Text">exception_ptr</text:span><text:span text:style-name="Source_20_Text"><text:span text:style-name="T1"> and emplace assignment for </text:span></text:span><text:span text:style-name="Source_20_Text">promise&lt;T&gt;</text:span> as we have proposed for <text:s/><text:span text:style-name="Source_20_Text">any</text:span> and <text:span text:style-name="Source_20_Text">optional</text:span> in [P0032R0].</text:p>
          <text:p text:style-name="P22"/>
          <text:p text:style-name="P22">In addition this paper suggest some type traits as <text:span text:style-name="T7">decay_unwrap</text:span> and why not <text:s/><text:span text:style-name="T7">unwrap_reference</text:span>. Now that we have replaced INVOKE by std::invoke, maybe <text:span text:style-name="T7">decay_copy</text:span> could be standardized <text:s/>also. These last propositions are completely independent and could be the subject of another paper.</text:p>
        </text:list-header>
      </text:list>
      <text:h text:style-name="Heading_20_1" text:outline-level="1"><text:bookmark text:name="user-content-motivation-and-scope"/>Motivation and Scope</text:h>
      <text:p text:style-name="Text_20_body">While we have added the <text:span text:style-name="Source_20_Text">future&lt;T&gt;</text:span> factories <text:span text:style-name="Source_20_Text">make_ready_future</text:span> and <text:span text:style-name="Source_20_Text">make_exceptional_future</text:span> into [N4256], we don't have emplace factories as we have for <text:span text:style-name="Source_20_Text">shared_ptr</text:span> and <text:span text:style-name="Source_20_Text">unique_ptr</text:span> and we could have for <text:span text:style-name="Source_20_Text">any</text:span> and <text:span text:style-name="Source_20_Text">optional</text:span> if [P0032R0] is adopted. The same rationale that motivated the emplace factories <text:span text:style-name="T7">make_shared, </text:span><text:s/><text:span text:style-name="T7">make_unique</text:span><text:span text:style-name="T1"> </text:span><text:span text:style-name="T1">applies to </text:span><text:span text:style-name="T7">future&lt;T&gt;</text:span><text:span text:style-name="T1">, that is, <text:s/>performances.</text:span><text:span text:style-name="T7"> </text:span></text:p>
      <text:p text:style-name="Text_20_body">The C++ standard should be coherent for features that behave the same way on different types and complete and don't miss features that could make the user code more efficient even if only a little bit. </text:p>
      <text:h text:style-name="Heading_20_1" text:outline-level="1"><text:bookmark text:name="user-content-proposal"/>Proposal</text:h>
      <text:p text:style-name="Text_20_body">We propose to: </text:p>
      <text:list xml:id="list1820561011" text:style-name="L2">
        <text:list-item>
          <text:p text:style-name="P15">Add <text:span text:style-name="Source_20_Text">exception_ptr</text:span> emplace factory <text:span text:style-name="Source_20_Text">make_exception_ptr&lt;E&gt;(Args...)</text:span> that emplaces any exception on an <text:span text:style-name="Source_20_Text">exception_ptr</text:span> instead of moving it.</text:p>
        </text:list-item>
        <text:list-item>
          <text:p text:style-name="P15">Add <text:span text:style-name="Source_20_Text">future&lt;T&gt;</text:span> emplace factory <text:span text:style-name="Source_20_Text">make_ready_future&lt;T&gt;(Args...)</text:span>.</text:p>
        </text:list-item>
        <text:list-item>
          <text:p text:style-name="P15">Add <text:span text:style-name="Source_20_Text">future&lt;T&gt;</text:span> emplace factory <text:span text:style-name="Source_20_Text">make_exceptional_future&lt;T,E&gt;(Args...)</text:span>.</text:p>
        </text:list-item>
        <text:list-item>
          <text:p text:style-name="P15">Add <text:span text:style-name="Source_20_Text">promise&lt;T&gt;::set_value(Args...)</text:span> member function that emplaces the value instead of setting it.</text:p>
        </text:list-item>
        <text:list-item>
          <text:p text:style-name="P15">Add <text:span text:style-name="Source_20_Text">promise&lt;T&gt;::set_exception&lt;E&gt;(Args...)</text:span> member function that emplaces the exception <text:span text:style-name="Source_20_Text">E</text:span> instead of setting it.</text:p>
        </text:list-item>
      </text:list>
      <text:p text:style-name="Text_20_body">We propose also to:</text:p>
      <text:list xml:id="list1256578377" text:style-name="L4">
        <text:list-item>
          <text:p text:style-name="P19">Add an <text:span text:style-name="T7">unwrap_reference</text:span> type trait</text:p>
        </text:list-item>
        <text:list-item>
          <text:p text:style-name="P19">Add a <text:span text:style-name="T7">decay_unwrap</text:span> type trait</text:p>
        </text:list-item>
        <text:list-item>
          <text:p text:style-name="P19">Add <text:span text:style-name="T7">decay_copy</text:span> function</text:p>
        </text:list-item>
      </text:list>
      <text:h text:style-name="Heading_20_1" text:outline-level="1"><text:soft-page-break/>Tutorial</text:h>
      <text:h text:style-name="Heading_20_2" text:outline-level="2">Emplace factory for <text:span text:style-name="T7">exception_ptr</text:span></text:h>
      <text:h text:style-name="Heading_20_2" text:outline-level="2">Emplace assignment for <text:span text:style-name="T7">promise</text:span>s</text:h>
      <text:p text:style-name="Text_20_body">Some times a <text:span text:style-name="T7">promise</text:span> setter function must construct the <text:span text:style-name="T7">promise</text:span> value type and possibly the exception, that is the value or the exceptions are not yet built.</text:p>
      <text:p text:style-name="Text_20_body">Before</text:p>
      <text:p text:style-name="Preformatted_20_Text"><text:tab/>void promiseSetter(promise&lt;X&gt;&amp; p, bool cnd) {</text:p>
      <text:p text:style-name="Preformatted_20_Text"><text:tab/> <text:s/>if (cnd)</text:p>
      <text:p text:style-name="Preformatted_20_Text"><text:tab/> <text:s text:c="3"/>p.set_value(X(a, b, c));</text:p>
      <text:p text:style-name="Preformatted_20_Text"><text:tab/> <text:s/>else </text:p>
      <text:p text:style-name="Preformatted_20_Text"><text:tab/> <text:s text:c="3"/>p.set_exception&lt;MyException&gt;(MyException(__FILE_, __LINE__));</text:p>
      <text:p text:style-name="Preformatted_20_Text"><text:tab/> <text:s text:c="3"/>//p.set_exception(make_exception_ptr(MyException(__FILE_, __LINE__)));</text:p>
      <text:p text:style-name="Preformatted_20_Text"><text:tab/>}</text:p>
      <text:p text:style-name="Text_20_body"/>
      <text:p text:style-name="Text_20_body">Note that we need to repeat <text:span text:style-name="T7">X</text:span> and <text:span text:style-name="T7">MyException</text:span>.</text:p>
      <text:p text:style-name="Text_20_body">With this proposal we can just emplace either the value or the exception.</text:p>
      <text:p text:style-name="Preformatted_20_Text"><text:tab/>void producer(promise&lt;int&gt;&amp; p) {</text:p>
      <text:p text:style-name="Preformatted_20_Text"><text:tab/> <text:s/>if (cnd) p.set_value(a, b, c);</text:p>
      <text:p text:style-name="Preformatted_20_Text"><text:tab/> <text:s/>else p.set_exception&lt;myException&gt;(__FILE_, __LINE__);</text:p>
      <text:p text:style-name="Preformatted_20_Text"><text:tab/>}</text:p>
      <text:p text:style-name="Preformatted_20_Text"/>
      <text:p text:style-name="Text_20_body">Note that not only the code can be more efficient, <text:s/>it is also clearer and more robust as we don't repeat neither <text:span text:style-name="T7">X</text:span> neither <text:span text:style-name="T7">MyException</text:span>.</text:p>
      <text:h text:style-name="Heading_20_2" text:outline-level="2">Emplace factory for <text:span text:style-name="T7">future</text:span>s</text:h>
      <text:p text:style-name="Text_20_body">Some <text:span text:style-name="T7">future</text:span> producer functions may know how to build the value at the point of construction and possibly the exception. However, when the value type is not available it must be constructed explicitly before making a ready future. The same applies for a possible exception that must be be built.</text:p>
      <text:p text:style-name="Text_20_body">Before</text:p>
      <text:p text:style-name="Preformatted_20_Text"><text:tab/>future&lt;int&gt; futureProducer(bool cnd1, bool cnd2) {</text:p>
      <text:p text:style-name="Preformatted_20_Text"><text:tab/> <text:s/>if (cnd1) </text:p>
      <text:p text:style-name="Preformatted_20_Text"><text:tab/> <text:s text:c="3"/>return make_ready_future(X(a, b, c));</text:p>
      <text:p text:style-name="Preformatted_20_Text"><text:tab/> <text:s/>if (cnd2) </text:p>
      <text:p text:style-name="Preformatted_20_Text"><text:tab/> <text:s text:c="3"/>return make_exceptional_future&lt;MyException&gt;(</text:p>
      <text:p text:style-name="Preformatted_20_Text"><text:tab/><text:tab/>MyException(__FILE_, __LINE__));</text:p>
      <text:p text:style-name="Preformatted_20_Text"><text:tab/> <text:s/>else </text:p>
      <text:p text:style-name="Preformatted_20_Text"><text:tab/> <text:s text:c="3"/>return somethingElse();</text:p>
      <text:p text:style-name="Preformatted_20_Text"><text:tab/>}</text:p>
      <text:p text:style-name="Preformatted_20_Text"/>
      <text:p text:style-name="Text_20_body">The same reasoning than the previous section applies here. With this proposal we can just write less code and have more (as possible more efficient)</text:p>
      <text:p text:style-name="Preformatted_20_Text"><text:soft-page-break/><text:tab/>future&lt;int&gt; futureProducer(bool cnd1, bool cnd2) {</text:p>
      <text:p text:style-name="Preformatted_20_Text"><text:tab/> <text:s/>if (cnd1) </text:p>
      <text:p text:style-name="Preformatted_20_Text"><text:tab/> <text:s text:c="3"/>return make_ready_future(a, b, c);</text:p>
      <text:p text:style-name="Preformatted_20_Text"><text:tab/> <text:s/>if (cnd2) </text:p>
      <text:p text:style-name="Preformatted_20_Text"><text:tab/> <text:s text:c="3"/>return make_exceptional_future&lt;myException&gt;(__FILE_, __LINE__);</text:p>
      <text:p text:style-name="Preformatted_20_Text"><text:tab/> <text:s/>else </text:p>
      <text:p text:style-name="Preformatted_20_Text"><text:tab/> <text:s text:c="3"/>return somethingElse();</text:p>
      <text:p text:style-name="Preformatted_20_Text"><text:tab/>}</text:p>
      <text:h text:style-name="Heading_20_1" text:outline-level="1"><text:bookmark text:name="user-content-design-rationale"/>Design rationale</text:h>
      <text:h text:style-name="Heading_20_2" text:outline-level="2">Why should we provide some kind of emplacement for <text:span text:style-name="T7">future</text:span>/<text:span text:style-name="T7">promise</text:span>?</text:h>
      <text:p text:style-name="Text_20_body">Wrapping and type-erasure classes should all provide some kind of emplacement as it is more efficient to emplace than to construct the wrapped/type-erased type and then copy or assign it.</text:p>
      <text:p text:style-name="Text_20_body">The current standard and the TS <text:s/>provide already a lot of such emplace operations, either in place <text:s/>constructors, emplace factories, emplace assignments.</text:p>
      <text:h text:style-name="Heading_20_2" text:outline-level="2">Why emplace factories instead of <text:span text:style-name="T7">in_place</text:span> constructors?</text:h>
      <text:p text:style-name="Text_20_body"><text:span text:style-name="T7">std::experimental::optional</text:span> provides in place constructors and it could provide emplace factory if [P0032R0] is adopted. </text:p>
      <text:p text:style-name="Text_20_body">This proposal just extends the current future factories to emplace factories.</text:p>
      <text:p text:style-name="Text_20_body">Should we provide a future <text:span text:style-name="T7">in_place</text:span> constructor? For coherency purpose and in order to be generic, yes, we should. However we should also provide a constructor from a <text:span text:style-name="T7">T</text:span> which doesn't exists neither.</text:p>
      <text:h text:style-name="Heading_20_2" text:outline-level="2">Promise emplace assignments</text:h>
      <text:p text:style-name="Text_20_body"><text:span text:style-name="T7">std::experimental::optional</text:span> provides emplace assignments via <text:span text:style-name="T7">optional::emplace()</text:span> and it could provide emplace factory if [P0032R0] is accepted.</text:p>
      <text:p text:style-name="Text_20_body"/>
      <text:h text:style-name="Heading_20_2" text:outline-level="2"><text:span text:style-name="T7">decay_unwrap</text:span> type trait</text:h>
      <text:p text:style-name="Text_20_body"><text:span text:style-name="T7">decay_unwrap</text:span> is an implementation detail and doesn't impact the other features. However, the author find that it makes the wording simpler.</text:p>
      <text:p text:style-name="Text_20_body">Compare</text:p>
      <text:p text:style-name="Text_20_body"><text:span text:style-name="T21">Returns: </text:span><text:span text:style-name="T22">pair&lt;V1, V2&gt;(std::forward&lt;T1&gt;(x), std::forward&lt;T2&gt;(y)); </text:span><text:span text:style-name="T20">where </text:span><text:span text:style-name="T22">V1 </text:span><text:span text:style-name="T20">and </text:span><text:span text:style-name="T22">V2 </text:span><text:span text:style-name="T20">are determined as follows: Let </text:span><text:span text:style-name="T22">Ui </text:span><text:span text:style-name="T20">be </text:span><text:span text:style-name="T22">decay_t&lt;Ti&gt; </text:span><text:span text:style-name="T20">for each </text:span><text:span text:style-name="T22">Ti. </text:span><text:span text:style-name="T20">Then each </text:span><text:span text:style-name="T22">Vi </text:span><text:span text:style-name="T20">is </text:span><text:span text:style-name="T22">X&amp; </text:span></text:p>
      <text:p text:style-name="Text_20_body"><text:span text:style-name="T20">if </text:span><text:span text:style-name="T22">Ui </text:span><text:span text:style-name="T20">equals </text:span><text:span text:style-name="T22">reference_wrapper&lt;X&gt;, </text:span><text:span text:style-name="T20">otherwise </text:span><text:span text:style-name="T22">Vi </text:span><text:span text:style-name="T20">is </text:span><text:span text:style-name="T22">Ui. </text:span></text:p>
      <text:p text:style-name="Text_20_body"/>
      <text:p text:style-name="Text_20_body"><text:soft-page-break/>With</text:p>
      <text:p text:style-name="Text_20_body"><text:span text:style-name="T21">Returns: </text:span><text:span text:style-name="T22">pair&lt;decay_unwrap_t&lt;T1&gt;, decay_unwrap_t&lt;T2&gt;&gt;(std::forward&lt;T1&gt;(x), std::forward&lt;T2&gt;(y)); </text:span></text:p>
      <text:p text:style-name="Text_20_body"><text:span text:style-name="T22"/></text:p>
      <text:p text:style-name="P16">If the trait is not adopted, the author suggest to use DECAY_UNWRAP(T) and define it only once on the standard. </text:p>
      <text:p text:style-name="P16">This trait can already be used in the following cases</text:p>
      <text:list xml:id="list1524793540" text:style-name="L3">
        <text:list-item>
          <text:p text:style-name="P18"><text:span text:style-name="T3">[pair.spec] p8</text:span></text:p>
        </text:list-item>
        <text:list-item>
          <text:p text:style-name="P17">[tuple.creation] p2,3</text:p>
        </text:list-item>
      </text:list>
      <text:p text:style-name="P16"><text:s/></text:p>
      <text:p text:style-name="P16">To the knowledge of the author <text:span text:style-name="T7">decay_unwrap</text:span> is used already in HPX, and in Boost.Thread as <text:span text:style-name="T7">deduce_type</text:span>.</text:p>
      <text:h text:style-name="Heading_20_2" text:outline-level="2"><text:span text:style-name="T7">unwrap_reference</text:span> type trait</text:h>
      <text:p text:style-name="Text_20_body"><text:span text:style-name="T7">decay_unwrap</text:span> can be defined n function of <text:span text:style-name="T7">decay</text:span> and a more specific <text:span text:style-name="T7">unwrap_reference</text:span> type trait.</text:p>
      <text:h text:style-name="Heading_20_1" text:outline-level="1">Open points</text:h>
      <text:p text:style-name="Text_20_body">The authors would like to have an answer to the following points if there is at all an interest in this proposal. Most of them are bike-shedding about the name of the proposed functions:</text:p>
      <text:h text:style-name="Heading_20_2" text:outline-level="2"><text:span text:style-name="T7">emplace_</text:span> versus <text:span text:style-name="T7">make_</text:span> factories</text:h>
      <text:p text:style-name="Text_20_body"><text:span text:style-name="T7">shared_ptr</text:span> and <text:span text:style-name="T7">unique_ptr</text:span> factories <text:span text:style-name="T7">make_shared</text:span> and <text:span text:style-name="T7">make_unique</text:span> emplace already the underlying type and are prefixed by <text:span text:style-name="T7">make_</text:span>. <text:s text:c="2"/>For coherency purposes the function emplacing future should use also <text:span text:style-name="T7">make_</text:span><text:span text:style-name="T1"> prefix.</text:span></text:p>
      <text:h text:style-name="Heading_20_2" text:outline-level="2"><text:span text:style-name="Source_20_Text">promise::emplace</text:span><text:span text:style-name="Source_20_Text"><text:span text:style-name="T1"> versus </text:span></text:span><text:span text:style-name="Source_20_Text">promise::set_value</text:span></text:h>
      <text:p text:style-name="Text_20_body"><text:span text:style-name="Source_20_Text"><text:span text:style-name="T7">promise&lt;R&gt;</text:span></text:span><text:span text:style-name="Source_20_Text"><text:span text:style-name="T1"> has a </text:span></text:span><text:span text:style-name="Source_20_Text"><text:span text:style-name="T7">set_value</text:span></text:span><text:span text:style-name="Source_20_Text"><text:span text:style-name="T1"> member function that accepts a </text:span></text:span></text:p>
      <text:p text:style-name="P6"><text:span text:style-name="Source_20_Text"><text:span text:style-name="T8">void promise::set_value(const R&amp; r);</text:span></text:span></text:p>
      <text:p text:style-name="P7">void promise::set_value(R&amp;&amp; r);</text:p>
      <text:p text:style-name="P7">void promise&lt;R&amp;&gt;::set_value(R&amp; r);</text:p>
      <text:p text:style-name="P8">void promise&lt;void&gt;::set_value();</text:p>
      <text:p text:style-name="Text_20_body">There is no reason for constructing an additional <text:span text:style-name="T7">R</text:span> to set the value, we can emplace it.</text:p>
      <text:p text:style-name="P6"><text:span text:style-name="Source_20_Text"><text:span text:style-name="T12">template &lt;typename ...Args&gt;</text:span></text:span></text:p>
      <text:p text:style-name="P6"><text:span text:style-name="T8">void promise::set_value(</text:span><text:span text:style-name="Source_20_Text"><text:span text:style-name="T8">Args</text:span></text:span><text:span text:style-name="T8">&amp;&amp; as);</text:span></text:p>
      <text:p text:style-name="P4"><text:span text:style-name="Source_20_Text"><text:span text:style-name="T8"/></text:span></text:p>
      <text:p text:style-name="Text_20_body"><text:span text:style-name="Source_20_Text"><text:span text:style-name="T1">However </text:span></text:span><text:span text:style-name="Source_20_Text"><text:span text:style-name="T7">optional</text:span></text:span><text:span text:style-name="Source_20_Text"><text:span text:style-name="T1"> names this member function </text:span></text:span><text:span text:style-name="Source_20_Text"><text:span text:style-name="T7">emplace.</text:span></text:span><text:span text:style-name="Source_20_Text"><text:span text:style-name="T1"> Should we add a new member </text:span></text:span><text:span text:style-name="Source_20_Text"><text:span text:style-name="T7">emplace</text:span></text:span><text:span text:style-name="Source_20_Text"><text:span text:style-name="T1"> function or overload </text:span></text:span><text:span text:style-name="Source_20_Text"><text:span text:style-name="T7">set_value</text:span></text:span><text:span text:style-name="Source_20_Text"><text:span text:style-name="T1">?</text:span></text:span></text:p>
      <text:h text:style-name="Heading_20_2" text:outline-level="2"><text:soft-page-break/><text:span text:style-name="Source_20_Text">promise::emplace_exception&lt;E&gt; versus promise&lt;T&gt;::set_exception&lt;E&gt;</text:span></text:h>
      <text:p text:style-name="Text_20_body"><text:span text:style-name="Source_20_Text"><text:span text:style-name="T1">The same applies to </text:span></text:span><text:span text:style-name="Source_20_Text"><text:span text:style-name="T7">promise&lt;R&gt;::set_exception</text:span></text:span><text:span text:style-name="Source_20_Text"><text:span text:style-name="T1"> member function that could accept </text:span></text:span></text:p>
      <text:p text:style-name="P6"><text:span text:style-name="Source_20_Text"><text:span text:style-name="T12">template &lt; typename E, typename ...Args&gt;</text:span></text:span></text:p>
      <text:p text:style-name="P6"><text:span text:style-name="T8">void promise&lt;R&gt;::set_exception(</text:span><text:span text:style-name="Source_20_Text"><text:span text:style-name="T8">Args</text:span></text:span><text:span text:style-name="T8">&amp;&amp; as);</text:span></text:p>
      <text:p text:style-name="P4"/>
      <text:p text:style-name="Preformatted_20_Text"><text:span text:style-name="T3">Alternatively we could name this function </text:span><text:span text:style-name="T9">emplace_exception</text:span><text:span text:style-name="T3">. Why do we prefer?</text:span></text:p>
      <text:h text:style-name="Heading_20_2" text:outline-level="2">Do we want a <text:span text:style-name="T7">decay_unwrap</text:span> type trait?</text:h>
      <text:p text:style-name="P16">If the traits is not adopted, the author suggest to use <text:span text:style-name="T7">DECAY_UNWRAP(T)</text:span>, define it only once on the standard and adapt [pair.spec] p8 and [tuple.creation] p2,3.</text:p>
      <text:p text:style-name="P16">Do we want <text:s/><text:span text:style-name="T7">DECAY_UNWRAP</text:span> instead?</text:p>
      <text:p text:style-name="P16"/>
      <text:h text:style-name="Heading_20_2" text:outline-level="2">Should it be named <text:span text:style-name="T7">unwrap_decay</text:span> instead?</text:h>
      <text:p text:style-name="Text_20_body">As what I really done is to first decay and then unwrap reversing would swapping the two words be better in English?</text:p>
      <text:p text:style-name="Text_20_body">A better name for decay_unwrap?</text:p>
      <text:h text:style-name="Heading_20_2" text:outline-level="2">Do we want a <text:span text:style-name="T7">unwrap_reference</text:span> ?</text:h>
      <text:h text:style-name="Heading_20_2" text:outline-level="2">Do we want to adopt the <text:span text:style-name="T7">decay_copy</text:span> function?</text:h>
      <text:p text:style-name="Text_20_body">If <text:span text:style-name="T7">decay_unwrap</text:span> is adopted, do we want to adopt the <text:span text:style-name="T7">decay_copy</text:span> function that would replace <text:span text:style-name="T7">DECAY_COPY</text:span>?</text:p>
      <text:h text:style-name="Heading_20_1" text:outline-level="1">Technical Specification</text:h>
      <text:p text:style-name="Text_20_body">The wording is relative to [N4538].</text:p>
      <text:h text:style-name="Heading_20_2" text:outline-level="2">General utilities library</text:h>
      <text:h text:style-name="Heading_20_3" text:outline-level="3">Type Traits</text:h>
      <text:p text:style-name="P21">Metaprogramming and type traits</text:p>
      <text:p text:style-name="P13">Add the following declarations in [type_traits.synop] </text:p>
      <text:p text:style-name="Preformatted_20_Text">template &lt;class T&gt;</text:p>
      <text:p text:style-name="Preformatted_20_Text">struct decay_unwrap;</text:p>
      <text:p text:style-name="Preformatted_20_Text"/>
      <text:p text:style-name="Preformatted_20_Text">template &lt;class T&gt;</text:p>
      <text:p text:style-name="Preformatted_20_Text">using decay_unwrap_t = typename decay_unwrap&lt;T&gt;::type;</text:p>
      <text:p text:style-name="Preformatted_20_Text"><text:soft-page-break/></text:p>
      <text:p text:style-name="P34">Let <text:span text:style-name="T7">U</text:span> be <text:span text:style-name="T7">decay_t&lt;T&gt;</text:span>. Then <text:span text:style-name="T7">decay_unwrap&lt;T&gt;::type</text:span> is </text:p>
      <text:p text:style-name="P34"><text:span text:style-name="T7">X&amp;</text:span> if <text:span text:style-name="T7">U</text:span> equals <text:span text:style-name="T7">reference_wrapper&lt;X&gt;</text:span>, </text:p>
      <text:p text:style-name="P34">U otherwise. </text:p>
      <text:p text:style-name="P16"/>
      <text:h text:style-name="Heading_20_2" text:outline-level="2">Language support library</text:h>
      <text:h text:style-name="Heading_20_3" text:outline-level="3">Exception handling</text:h>
      <text:p text:style-name="Text_20_body"><text:span text:style-name="T1">Replace the make_ready_future declaration in [support.exception] by </text:span></text:p>
      <text:p text:style-name="Preformatted_20_Text">template &lt;class E&gt;</text:p>
      <text:p text:style-name="Preformatted_20_Text">exception_ptr make_exception_ptr(E e) noexcept;</text:p>
      <text:p text:style-name="Preformatted_20_Text">template &lt;class E, class ...Args&gt;</text:p>
      <text:p text:style-name="Preformatted_20_Text">exception_ptr make_exception_ptr(Args&amp;&amp; ...args) noexcept;</text:p>
      <text:h text:style-name="Heading_20_2" text:outline-level="2">Thread support library</text:h>
      <text:h text:style-name="Heading_20_3" text:outline-level="3">Futures</text:h>
      <text:p text:style-name="P21">Header &lt;experimental/future&gt; synopsis</text:p>
      <text:p text:style-name="Text_20_body"/>
      <text:p text:style-name="P13">Replace the <text:span text:style-name="T7">make_ready_future</text:span> declaration in [header.future.synop] by </text:p>
      <text:p text:style-name="Preformatted_20_Text">template &lt;int=0, int ..., class T&gt;</text:p>
      <text:p text:style-name="Preformatted_20_Text">future&lt;decay_unwrap_t&lt;T&gt;&gt; make_ready_future(T&amp;&amp; x) noexcept;</text:p>
      <text:p text:style-name="Preformatted_20_Text">template &lt;class T&gt;</text:p>
      <text:p text:style-name="Preformatted_20_Text">future&lt;T&gt; make_ready_future(remove_reference&lt;T&gt; const&amp; x) noexcept;</text:p>
      <text:p text:style-name="Preformatted_20_Text">template &lt;class T&gt;</text:p>
      <text:p text:style-name="Preformatted_20_Text">future&lt;T&gt; make_ready_future(remove_reference&lt;T&gt; &amp;&amp; x) noexcept;</text:p>
      <text:p text:style-name="Preformatted_20_Text">template &lt;class T, class ...Args&gt;</text:p>
      <text:p text:style-name="Preformatted_20_Text">future&lt;T&gt; make_ready_future(Args&amp;&amp; ...args) noexcept;</text:p>
      <text:p text:style-name="P13"/>
      <text:p text:style-name="P13">Add the <text:span text:style-name="T7">make_exceptional_future</text:span> declaration in [header.future.synop] by </text:p>
      <text:p text:style-name="Preformatted_20_Text">template &lt;class T, class E, class ...Args&gt;</text:p>
      <text:p text:style-name="Preformatted_20_Text">future&lt;T&gt; make_exceptional_future(Args&amp;&amp; ...args) noexcept;</text:p>
      <text:p text:style-name="Preformatted_20_Text"/>
      <text:p text:style-name="P21">Class template promise</text:p>
      <text:p text:style-name="Text_20_body"><text:span text:style-name="T1">Add <text:s/></text:span>[futures.promise] the following in the synopsis</text:p>
      <text:p text:style-name="Preformatted_20_Text">template &lt;class ...Args&gt;</text:p>
      <text:p text:style-name="Preformatted_20_Text">void promise::set_value(Args&amp;&amp; ...args);</text:p>
      <text:p text:style-name="Preformatted_20_Text">template &lt;class U, class... Args&gt;</text:p>
      <text:p text:style-name="P14">void promise::set_value(initializer_list&lt;U&gt; il, Args&amp;&amp;... args);</text:p>
      <text:p text:style-name="P14"/>
      <text:p text:style-name="Preformatted_20_Text">template &lt;class E, class ...Args&gt;</text:p>
      <text:p text:style-name="Preformatted_20_Text">void set_exception(Args&amp;&amp; ...args);</text:p>
      <text:p text:style-name="Preformatted_20_Text">template &lt;class E, class U, class... Args&gt;</text:p>
      <text:p text:style-name="P14">void set_exception(initializer_list&lt;U&gt; il, Args&amp;&amp;... args);</text:p>
      <text:p text:style-name="P13"/>
      <text:p text:style-name="P13"><text:soft-page-break/>Add the following</text:p>
      <text:p text:style-name="Preformatted_20_Text">template &lt;class ...Args&gt;</text:p>
      <text:p text:style-name="Preformatted_20_Text">void promise::set_value(Args&amp;&amp; ...args);</text:p>
      <text:p text:style-name="Preformatted_20_Text"/>
      <text:p text:style-name="P13"><text:span text:style-name="Emphasis"><text:tab/>Requires: is_constructible&lt;R, Args&amp;&amp;...&gt;</text:span></text:p>
      <text:p text:style-name="P12"><text:span text:style-name="T5">Effects</text:span><text:span text:style-name="T1">: atomically initializes the stored value as if direct-non-list-initializing an object of type </text:span><text:span text:style-name="Source_20_Text">R</text:span><text:span text:style-name="T1"> with the arguments </text:span><text:span text:style-name="T7">forward&lt;Args&gt;(args)...)</text:span><text:span text:style-name="T1">in the shared state and makes that state ready.</text:span></text:p>
      <text:p text:style-name="P12"><text:span text:style-name="Source_20_Text"><text:span text:style-name="T5">Postconditions: </text:span></text:span><text:span text:style-name="Emphasis"><text:span text:style-name="T10">this</text:span></text:span><text:span text:style-name="Emphasis"><text:span text:style-name="T6"> contains a value.</text:span></text:span></text:p>
      <text:p text:style-name="P12"><text:span text:style-name="Emphasis"><text:span text:style-name="T5">[NDLR]</text:span></text:span><text:span text:style-name="T5">Throws</text:span><text:span text:style-name="T1"> and </text:span><text:span text:style-name="T5">Error conditions</text:span><text:span text:style-name="T1"> as before</text:span></text:p>
      <text:p text:style-name="Preformatted_20_Text">template &lt;class U, class... Args&gt;</text:p>
      <text:p text:style-name="P14">void promise::set_value(initializer_list&lt;U&gt; il, Args&amp;&amp;... args);</text:p>
      <text:p text:style-name="P14"/>
      <text:p text:style-name="P13"><text:span text:style-name="Emphasis"><text:tab/>Requires: is_constructible&lt;R, initializer_list&lt;U&gt;&amp;, Args&amp;&amp;...&gt;</text:span></text:p>
      <text:p text:style-name="P9"><text:span text:style-name="T4">Effects</text:span><text:span text:style-name="T3">: atomically </text:span><text:span text:style-name="T1">initializes the stored value as if direct-non-list-initializing an object of type </text:span><text:span text:style-name="Source_20_Text">R</text:span><text:span text:style-name="T1"> with the arguments</text:span><text:span text:style-name="T3"> </text:span><text:span text:style-name="T9">il, forward&lt;Args&gt;(args)...)</text:span><text:span text:style-name="T3">in the shared state and makes that state ready.</text:span></text:p>
      <text:p text:style-name="P12"><text:span text:style-name="Source_20_Text"><text:span text:style-name="T5">Postconditions: </text:span></text:span><text:span text:style-name="Emphasis"><text:span text:style-name="T10">this</text:span></text:span><text:span text:style-name="Emphasis"><text:span text:style-name="T6"> contains a value.</text:span></text:span></text:p>
      <text:p text:style-name="P12"><text:span text:style-name="Emphasis"><text:span text:style-name="T5">[NDLR]</text:span></text:span><text:span text:style-name="T5">Throws</text:span><text:span text:style-name="T1"> and </text:span><text:span text:style-name="T5">Error conditions</text:span><text:span text:style-name="T1"> as before</text:span></text:p>
      <text:p text:style-name="Preformatted_20_Text">template &lt;class E, class ...Args&gt;</text:p>
      <text:p text:style-name="Preformatted_20_Text">void set_exception(Args&amp;&amp; ...args);</text:p>
      <text:p text:style-name="Preformatted_20_Text"/>
      <text:p text:style-name="P13"><text:span text:style-name="Emphasis"><text:tab/>Requires: is_constructible&lt;R, Args&amp;&amp;...&gt;</text:span></text:p>
      <text:p text:style-name="P11"><text:span text:style-name="T13">Effects</text:span>: atomically initializes the the exception pointer as if direct-non-list-initializing an object of type <text:span text:style-name="Source_20_Text">R</text:span> with the arguments <text:span text:style-name="T7">forward&lt;Args&gt;(args)...)</text:span>in the shared state and makes that state ready.</text:p>
      <text:p text:style-name="P11"><text:span text:style-name="Source_20_Text"><text:span text:style-name="T5">Postconditions</text:span></text:span><text:span text:style-name="Source_20_Text"><text:span text:style-name="T1">: </text:span></text:span><text:span text:style-name="Emphasis"><text:span text:style-name="T10">this</text:span></text:span><text:span text:style-name="Emphasis"><text:span text:style-name="T15"> contains an exception.</text:span></text:span></text:p>
      <text:p text:style-name="P11"><text:span text:style-name="Emphasis"><text:span text:style-name="T13">[NDLR]Throws</text:span></text:span><text:span text:style-name="Emphasis"><text:span text:style-name="T15"> and </text:span></text:span><text:span text:style-name="Emphasis"><text:span text:style-name="T13">Error conditions</text:span></text:span><text:span text:style-name="Emphasis"><text:span text:style-name="T15"> as before</text:span></text:span></text:p>
      <text:p text:style-name="Preformatted_20_Text">template &lt;class E, class U, class... Args&gt;</text:p>
      <text:p text:style-name="P14">void set_exception(initializer_list&lt;U&gt; il, Args&amp;&amp;... args);</text:p>
      <text:p text:style-name="P13"/>
      <text:p text:style-name="P13"><text:span text:style-name="Emphasis"><text:tab/>Requires: is_constructible&lt;R, initializer_list&lt;U&gt;&amp;, Args&amp;&amp;...&gt;</text:span></text:p>
      <text:p text:style-name="P11"><text:span text:style-name="T13">Effects</text:span>: atomically initializes the the exception pointer as if direct-non-list-initializing an object of type <text:span text:style-name="Source_20_Text">R</text:span> with the arguments <text:span text:style-name="T7">il, forward&lt;Args&gt;(args)...)</text:span>in the shared state and makes that state ready.</text:p>
      <text:p text:style-name="P11"><text:span text:style-name="Source_20_Text"><text:span text:style-name="T5">Postconditions</text:span></text:span><text:span text:style-name="Source_20_Text"><text:span text:style-name="T1">: </text:span></text:span><text:span text:style-name="Emphasis"><text:span text:style-name="T10">this</text:span></text:span><text:span text:style-name="Emphasis"><text:span text:style-name="T15"> contains an exception.</text:span></text:span></text:p>
      <text:p text:style-name="P11"><text:span text:style-name="Emphasis"><text:span text:style-name="T13">[NDLR]Throws</text:span></text:span><text:span text:style-name="Emphasis"><text:span text:style-name="T15"> and </text:span></text:span><text:span text:style-name="Emphasis"><text:span text:style-name="T13">Error conditions</text:span></text:span><text:span text:style-name="Emphasis"><text:span text:style-name="T15"> as before</text:span></text:span></text:p>
      <text:p text:style-name="Text_20_body"><text:span text:style-name="T23">Function template make_ready_future</text:span> <text:s/></text:p>
      <text:p text:style-name="P13">Add to [futures.make_ready_future] the following</text:p>
      <text:p text:style-name="Preformatted_20_Text">template &lt;class T&gt;</text:p>
      <text:p text:style-name="Preformatted_20_Text">future&lt;T&gt; make_ready_future(remove_reference&lt;T&gt; const&amp; v) noexcept;</text:p>
      <text:p text:style-name="Preformatted_20_Text">template &lt;class T&gt;</text:p>
      <text:p text:style-name="Preformatted_20_Text"><text:soft-page-break/>future&lt;T&gt; make_ready_future(remove_reference&lt;T&gt; &amp;&amp; r) noexcept;</text:p>
      <text:p text:style-name="Preformatted_20_Text">template &lt;class T, class ...Args&gt;</text:p>
      <text:p text:style-name="Preformatted_20_Text">future&lt;T&gt; make_ready_future(Args&amp;&amp; ...args) noexcept;</text:p>
      <text:p text:style-name="P5"/>
      <text:p text:style-name="P9"><text:span text:style-name="T5">Effects</text:span><text:span text:style-name="T7">: </text:span>The function creates a shared state immediately ready emplacing the <text:span text:style-name="T7">T</text:span> with <text:span text:style-name="T7">x</text:span> for the first overload, <text:span text:style-name="T7">forward&lt;T&gt;(r)</text:span> for the second and <text:span text:style-name="T7">T{args...}</text:span> for the third. </text:p>
      <text:p text:style-name="P10"><text:span text:style-name="T13">Returns</text:span>: A future associated with that shared state. </text:p>
      <text:p text:style-name="P11"><text:span text:style-name="Source_20_Text"><text:span text:style-name="T5">Postconditions: </text:span></text:span><text:span text:style-name="Emphasis"><text:span text:style-name="T15">The returned future contains a value.</text:span></text:span></text:p>
      <text:p text:style-name="Text_20_body"><text:span text:style-name="T23">Function template make_exceptional_future</text:span> <text:s/></text:p>
      <text:p text:style-name="P13">Add to [futures.make_exceptional_future] the following</text:p>
      <text:p text:style-name="P3">template &lt;class T&gt;</text:p>
      <text:p text:style-name="P3">future&lt;T&gt; make_exceptional_future(exception_ptr excp);</text:p>
      <text:p text:style-name="P3">template &lt;class T, class E&gt;</text:p>
      <text:p text:style-name="P3">future&lt;T&gt; make_exceptional_future(E excp);</text:p>
      <text:p text:style-name="P3">template &lt;class T, class E, class ...Args&gt;</text:p>
      <text:p text:style-name="P3">future&lt;T&gt; make_exceptional_future(Args&amp;&amp; ...args);</text:p>
      <text:p text:style-name="P3"/>
      <text:p text:style-name="P9"><text:span text:style-name="T5">Effects</text:span><text:span text:style-name="T7">: </text:span>The function creates a shared state immediately ready copying the <text:span text:style-name="T7">exception_ptr</text:span> with <text:span text:style-name="T7">excp</text:span> for the first overload, and emplacing <text:s/><text:span text:style-name="T7">excp</text:span> for the second and <text:span text:style-name="T7">E{args...}</text:span> for the third overloads. </text:p>
      <text:p text:style-name="P9"><text:span text:style-name="T13">Returns</text:span>: A future associated with that shared state. </text:p>
      <text:p text:style-name="P11"><text:span text:style-name="Source_20_Text"><text:span text:style-name="T5">Postconditions: </text:span></text:span><text:span text:style-name="Emphasis"><text:span text:style-name="T15">The returned future contains a value.</text:span></text:span></text:p>
      <text:h text:style-name="Heading_20_1" text:outline-level="1">Implementation</text:h>
      <text:p text:style-name="Text_20_body">[Boost.Thread] contains an implementation of the <text:span text:style-name="T7">future</text:span> interface. However the <text:span text:style-name="T7">exception_ptr</text:span> emplace functions have not been implemented yet, and so <text:s/><text:span text:style-name="T7">promise::set_exception&lt;E&gt;(a1, …, aN)</text:span> as it can not ensure a real emplace.</text:p>
      <text:h text:style-name="Heading_20_1" text:outline-level="1">Acknowledgements</text:h>
      <text:p text:style-name="P13">Many thanks to Agustín K-ballo Bergé from which I learnt the trick to implement the different overloads. </text:p>
      <text:h text:style-name="Heading_20_1" text:outline-level="1"><text:bookmark text:name="user-content-references"/>References</text:h>
      <text:p text:style-name="Text_20_body"><text:bookmark text:name="N4480"/><text:bookmark text:name="user-content-n4480"/>[N4480] N4480 - Working Draft, C++ Extensions for Library Fundamentals</text:p>
      <text:p text:style-name="Text_20_body"><text:a xlink:type="simple" xlink:href="http://www.open-std.org/jtc1/sc22/wg21/docs/papers/2015/n4480.html">http://www.open-std.org/jtc1/sc22/wg21/docs/papers/2015/n4480.html</text:a></text:p>
      <text:p text:style-name="Text_20_body">[N4480] Technical Specification for C++ Extensions for Concurrency</text:p>
      <text:p text:style-name="Text_20_body">http://www.open-std.org/jtc1/sc22/wg21/docs/papers/2015/n4538.pdf</text:p>
      <text:p text:style-name="Text_20_body">[P0032R0] P0050 – Homogeneous interface for variant, any and optional</text:p>
      <text:p text:style-name="P2"><text:a xlink:type="simple" xlink:href="http://www.open-std.org/jtc1/sc22/wg21/docs/papers/2015/p0032r0.pdf">http://www.open-std.org/jtc1/sc22/wg21/docs/papers/2015/p0032r0.pdf</text:a></text:p>
      <text:p text:style-name="Text_20_body"><text:soft-page-break/>[Boost.Thread]</text:p>
      <text:p text:style-name="Text_20_body">[HPX]</text:p>
      <text:p text:style-name="Text_20_body"/>
      <text:h text:style-name="Heading_20_1" text:outline-level="1">Appendix</text:h>
      <text:h text:style-name="Heading_20_2" text:outline-level="2">Is there something missing in the language? </text:h>
      <text:p text:style-name="Text_20_body">It is cumbersome and artificial to create all these “make_ functions”. Why the C++ language don't help us here?</text:p>
      <text:p text:style-name="Text_20_body">P0091R0 proposes extending template parameter deduction for functions to constructors of template classes. This is a 1<text:span text:style-name="T14">st</text:span> step that avoid writing such factories when the template are deduced from the parameters. </text:p>
      <text:p text:style-name="P6">return shared_ptr(a);</text:p>
      <text:p text:style-name="P6"/>
      <text:p text:style-name="Text_20_body">However, this is not the case for the emplace factories. We need to state explicitly the type to be wrapped. </text:p>
      <text:p text:style-name="P6">return make_shared&lt;T&gt;(a1, a2);</text:p>
      <text:p text:style-name="P6"/>
      <text:p text:style-name="P6"/>
      <text:p text:style-name="P30">The following doesn't do anymore emplacement and in addition <text:span text:style-name="T7">T</text:span> is duplicated</text:p>
      <text:p text:style-name="P30"/>
      <text:p text:style-name="P6">return shared_ptr&lt;T&gt;(T(a1, a2));</text:p>
      <text:p text:style-name="P6"/>
      <text:p text:style-name="P30">Using <text:span text:style-name="T7">in_place</text:span> constructors if we had them for <text:span text:style-name="T7">shared_ptr</text:span><text:span text:style-name="T1">, results in</text:span><text:span text:style-name="T7"> </text:span></text:p>
      <text:p text:style-name="P30"/>
      <text:p text:style-name="P6">return shared_ptr&lt;T&gt;(in_place, a1, a2);</text:p>
      <text:p text:style-name="P6"/>
      <text:p text:style-name="P2">P0091R0 combined with <text:span text:style-name="T7">in_place</text:span> as proposed in P0032R0 allows us to have a in place factory</text:p>
      <text:p text:style-name="P6"/>
      <text:p text:style-name="P6">return shared_ptr(in_place&lt;T&gt;, a1, a2);</text:p>
      <text:p text:style-name="P6"/>
      <text:p text:style-name="Text_20_body">This is yet more verbose than the original make_ emplace factory and doesn't avoid the definition of some kind of in place factory throgh an specific constructor</text:p>
      <text:p text:style-name="P6">return make_shared&lt;T&gt;(a1, a2);</text:p>
      <text:p text:style-name="P6"/>
      <text:p text:style-name="Text_20_body">I'm not sure if P0091R0 has another limitation, as I don't know if the following is the correct P0091R0 idiom when we are writing generic code</text:p>
      <text:p text:style-name="Text_20_body"/>
      <text:p text:style-name="P6">template &lt;template &lt;class&gt; class TC, class T&gt;</text:p>
      <text:p text:style-name="P6">TC&lt;T&gt; f() {</text:p>
      <text:p text:style-name="P6"><text:s text:c="2"/>T a;</text:p>
      <text:p text:style-name="P6"><text:s text:c="2"/>...</text:p>
      <text:p text:style-name="P6"><text:s text:c="2"/>return TC(a); // would this be correct?</text:p>
      <text:p text:style-name="P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MMono10" svg:font-family="LMMono10"/>
    <style:font-face style:name="LMRoman10" svg:font-family="LMRoman10"/>
    <style:font-face style:name="OpenSymbol" svg:font-family="OpenSymbol"/>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T1" style:family="text">
      <style:text-properties style:font-name="Times New Roman"/>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Emplacing <text:span text:style-name="Source_20_Text"><text:span text:style-name="MT1"><text:s/></text:span></text:span><text:span text:style-name="Source_20_Text">future</text:span>, <text:span text:style-name="Source_20_Text">promise</text:span><text:span text:style-name="MT1"> and </text:span><text:span text:style-name="Source_20_Text">exception_ptr</text:span> <text:tab/>DXXXX </text:p>
      </style:header>
      <style:footer>
        <text:p text:style-name="Footer"><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9T11:17:04</meta:creation-date>
    <dc:date>2015-10-31T13:37:25</dc:date>
    <dc:creator>Vicente Botet Escriba</dc:creator>
    <meta:editing-duration>P17DT2H25M46S</meta:editing-duration>
    <meta:editing-cycles>568</meta:editing-cycles>
    <meta:generator>OpenOffice.org/3.3$Unix OpenOffice.org_project/330m20$Build-9567</meta:generator>
    <meta:document-statistic meta:table-count="1" meta:image-count="0" meta:object-count="0" meta:page-count="10" meta:paragraph-count="281" meta:word-count="2077" meta:character-count="15429"/>
  </office:meta>
</office:document-meta>
</file>